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color="#000000" style:font-name="Times New Roman1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6, rue du chêne</text:p>
      <text:p text:style-name="P1">4350 Momalle</text:p>
      <text:p text:style-name="P1">+32 4 96 78 60 36</text:p>
      <text:p text:style-name="P1"><text:a xlink:type="simple" xlink:href="mailto:thomasvangysegem@gmail.com">thomasvangysegem@gmail.com</text:a></text:p>
      <text:p text:style-name="P1">October 8<text:span text:style-name="T1">th</text:span> 2012</text:p>
      <text:p text:style-name="P1"/>
      <text:p text:style-name="P2">(company name)</text:p>
      <text:p text:style-name="P2">Game developer</text:p>
      <text:p text:style-name="P2">(company address)</text:p>
      <text:p text:style-name="P2">(date?)</text:p>
      <text:p text:style-name="Standard"><text:tab/></text:p>
      <text:p text:style-name="Standard"/>
      <text:p text:style-name="Standard">Dear Sir/Madam,</text:p>
      <text:p text:style-name="Standard"/>
      <text:p text:style-name="Standard"><text:tab/>I am writing to apply for the Erasmus Program for my third year in Computer Science at « La Province de Liège Higher Education Institution ». My aim is to seek a Master's degree in Computer Science and then, to work in game development. The stage offered by your company would be a good preparation towards this aim.</text:p>
      <text:p text:style-name="Standard"/>
      <text:p text:style-name="Standard"><text:tab/>My greatest desire would be to integrate a motivated development team in the field of video game development and your stage offer seem to be exactly what I'm looking for.</text:p>
      <text:p text:style-name="Standard"/>
      <text:p text:style-name="Standard"><text:tab/>I practice programming for roughly 7 years. Since then, I have experienced a lot of different techniques and language like Python, C/C++, C#, Java, PHP, Ajax. I also had the opportunity to develop a lot of different projects in various areas like image processing, real-time processing, game and website. Some of them were developed in a team. I am confident that my educational background is in keeping with your requirements.</text:p>
      <text:p text:style-name="Standard"/>
      <text:p text:style-name="Standard"><text:span text:style-name="T2"><text:tab/></text:span>I am highly motivated, hardworking and reliable, and I would particularly welcome the opportunity to work in a motivated team in the field of game development. I am confident that your team will benefit both from my enthusiasm and my abilities.</text:p>
      <text:p text:style-name="Standard"/>
      <text:p text:style-name="Standard"><text:tab/>I hope you will view my application favorably and I look forward to hearing from you. I can be reached at this email address <text:a xlink:type="simple" xlink:href="mailto:thomasvangysegem@gmail.com">thomasvangysegem@gmail.com</text:a></text:p>
      <text:p text:style-name="Standard"/>
      <text:p text:style-name="Standard"><text:tab/>Yours faithfully,</text:p>
      <text:p text:style-name="Standard"/>
      <text:p text:style-name="Standard"/>
      <text:p text:style-name="Standard"><text:tab/>Van Gysegem 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Van Gysegem</meta:initial-creator>
    <meta:creation-date>2012-10-07T19:40:51.56</meta:creation-date>
    <dc:date>2012-10-08T19:54:48.83</dc:date>
    <dc:creator>Thomas Van Gysegem</dc:creator>
    <meta:editing-duration>PT22M58S</meta:editing-duration>
    <meta:editing-cycles>3</meta:editing-cycles>
    <meta:generator>OpenOffice.org/3.4$Win32 OpenOffice.org_project/340m1$Build-9590</meta:generator>
    <meta:printed-by>Thomas Van Gysegem</meta:printed-by>
    <meta:print-date>2012-10-08T19:51:24.55</meta:print-date>
    <meta:document-statistic meta:table-count="0" meta:image-count="0" meta:object-count="0" meta:page-count="1" meta:paragraph-count="18" meta:word-count="254" meta:character-count="1505"/>
  </office:meta>
</office:document-meta>
</file>